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b7f7" officeooo:paragraph-rsid="000eb7f7"/>
    </style:style>
    <style:style style:name="P2" style:family="paragraph" style:parent-style-name="Standard">
      <style:text-properties officeooo:rsid="001065ba" officeooo:paragraph-rsid="001065ba"/>
    </style:style>
    <style:style style:name="P3" style:family="paragraph" style:parent-style-name="Standard">
      <style:text-properties officeooo:rsid="001065ba" officeooo:paragraph-rsid="00152bea"/>
    </style:style>
    <style:style style:name="P4" style:family="paragraph" style:parent-style-name="Standard">
      <style:text-properties officeooo:paragraph-rsid="00106aea"/>
    </style:style>
    <style:style style:name="P5" style:family="paragraph" style:parent-style-name="Standard">
      <style:text-properties officeooo:rsid="001166cb" officeooo:paragraph-rsid="001166cb"/>
    </style:style>
    <style:style style:name="P6" style:family="paragraph" style:parent-style-name="Standard">
      <style:text-properties officeooo:rsid="001166cb" officeooo:paragraph-rsid="00152bea"/>
    </style:style>
    <style:style style:name="P7" style:family="paragraph" style:parent-style-name="Standard">
      <style:text-properties fo:font-weight="bold" officeooo:rsid="001166cb" officeooo:paragraph-rsid="001166cb" style:font-weight-asian="bold" style:font-weight-complex="bold"/>
    </style:style>
    <style:style style:name="P8" style:family="paragraph" style:parent-style-name="Standard">
      <style:text-properties fo:font-weight="bold" officeooo:rsid="001166cb" officeooo:paragraph-rsid="00119799" style:font-weight-asian="bold" style:font-weight-complex="bold"/>
    </style:style>
    <style:style style:name="P9" style:family="paragraph" style:parent-style-name="Standard">
      <style:text-properties fo:font-weight="bold" officeooo:rsid="001166cb" officeooo:paragraph-rsid="0011d7b1" style:font-weight-asian="bold" style:font-weight-complex="bold"/>
    </style:style>
    <style:style style:name="P10" style:family="paragraph" style:parent-style-name="Standard">
      <style:text-properties fo:font-weight="bold" officeooo:rsid="001166cb" officeooo:paragraph-rsid="00152bea" style:font-weight-asian="bold" style:font-weight-complex="bold"/>
    </style:style>
    <style:style style:name="P11" style:family="paragraph" style:parent-style-name="Standard">
      <style:text-properties fo:font-weight="bold" officeooo:rsid="00119799" officeooo:paragraph-rsid="00119799" style:font-weight-asian="bold" style:font-weight-complex="bold"/>
    </style:style>
    <style:style style:name="P12" style:family="paragraph" style:parent-style-name="Standard">
      <style:text-properties fo:font-weight="bold" officeooo:rsid="00119799" officeooo:paragraph-rsid="00152bea" style:font-weight-asian="bold" style:font-weight-complex="bold"/>
    </style:style>
    <style:style style:name="P13" style:family="paragraph" style:parent-style-name="Standard">
      <style:text-properties fo:font-weight="bold" officeooo:rsid="0011dcba" officeooo:paragraph-rsid="0011dcba" style:font-weight-asian="bold" style:font-weight-complex="bold"/>
    </style:style>
    <style:style style:name="P14" style:family="paragraph" style:parent-style-name="Standard">
      <style:text-properties fo:font-weight="normal" officeooo:rsid="001166cb" officeooo:paragraph-rsid="001166cb" style:font-weight-asian="normal" style:font-weight-complex="normal"/>
    </style:style>
    <style:style style:name="P15" style:family="paragraph" style:parent-style-name="Standard">
      <style:text-properties fo:font-weight="normal" officeooo:rsid="001166cb" officeooo:paragraph-rsid="00119799" style:font-weight-asian="normal" style:font-weight-complex="normal"/>
    </style:style>
    <style:style style:name="P16" style:family="paragraph" style:parent-style-name="Standard">
      <style:text-properties fo:font-weight="normal" officeooo:rsid="001166cb" officeooo:paragraph-rsid="0011d7b1" style:font-weight-asian="normal" style:font-weight-complex="normal"/>
    </style:style>
    <style:style style:name="P17" style:family="paragraph" style:parent-style-name="Standard">
      <style:text-properties fo:font-weight="normal" officeooo:rsid="001166cb" officeooo:paragraph-rsid="00152bea" style:font-weight-asian="normal" style:font-weight-complex="normal"/>
    </style:style>
    <style:style style:name="P18" style:family="paragraph" style:parent-style-name="Standard">
      <style:text-properties fo:font-weight="normal" officeooo:rsid="00119799" officeooo:paragraph-rsid="00119799" style:font-weight-asian="normal" style:font-weight-complex="normal"/>
    </style:style>
    <style:style style:name="P19" style:family="paragraph" style:parent-style-name="Standard">
      <style:text-properties fo:font-weight="normal" officeooo:rsid="00119799" officeooo:paragraph-rsid="0011dcba" style:font-weight-asian="normal" style:font-weight-complex="normal"/>
    </style:style>
    <style:style style:name="P20" style:family="paragraph" style:parent-style-name="Standard">
      <style:text-properties fo:font-weight="normal" officeooo:rsid="00119799" officeooo:paragraph-rsid="00152bea" style:font-weight-asian="normal" style:font-weight-complex="normal"/>
    </style:style>
    <style:style style:name="P21" style:family="paragraph" style:parent-style-name="Standard">
      <style:text-properties fo:font-weight="normal" officeooo:rsid="0011dcba" officeooo:paragraph-rsid="0011dcba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2bea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66cb" fo:background-color="transparen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2bea" fo:background-color="transparen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normal" style:font-size-asian="10pt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normal" officeooo:paragraph-rsid="00152bea" style:font-size-asian="10pt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152bea" style:font-weight-asian="normal" style:font-weight-complex="normal"/>
    </style:style>
    <style:style style:name="T1" style:family="text">
      <style:text-properties officeooo:rsid="001065ba"/>
    </style:style>
    <style:style style:name="T2" style:family="text">
      <style:text-properties fo:color="#0000c0" style:font-name="Monospace" fo:font-size="10pt" fo:font-style="italic" fo:font-weight="bold" fo:background-color="#e8f2fe" loext:char-shading-value="0" style:font-size-asian="10pt" style:font-style-asian="italic" style:font-weight-asian="bold"/>
    </style:style>
    <style:style style:name="T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4" style:family="text">
      <style:text-properties fo:color="#0000c0" style:font-name="Monospace" fo:font-size="10pt" fo:font-style="italic" style:font-size-asian="10pt" style:font-style-asian="italic"/>
    </style:style>
    <style:style style:name="T5" style:family="text">
      <style:text-properties fo:color="#0000c0" style:font-name="Monospace" fo:font-size="10pt" fo:background-color="#d4d4d4" loext:char-shading-value="0" style:font-size-asian="10pt"/>
    </style:style>
    <style:style style:name="T6" style:family="text">
      <style:text-properties fo:color="#0000c0" style:font-name="Monospace" fo:font-size="10pt" fo:background-color="#fff200" loext:char-shading-value="0" style:font-size-asian="10pt"/>
    </style:style>
    <style:style style:name="T7" style:family="text">
      <style:text-properties fo:color="#0000c0" style:font-name="Monospace" fo:font-size="10pt" fo:background-color="#fff200" loext:char-shading-value="0" style:font-size-asian="10pt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0000c0" style:font-name="Monospace" fo:font-size="10pt" fo:background-color="#add58a" loext:char-shading-value="0" style:font-size-asian="10pt"/>
    </style:style>
    <style:style style:name="T10" style:family="text">
      <style:text-properties fo:color="#0000c0" style:font-name="Monospace" fo:font-size="10pt" officeooo:rsid="001166cb" fo:background-color="#add58a" loext:char-shading-value="0" style:font-size-asian="10pt"/>
    </style:style>
    <style:style style:name="T11" style:family="text">
      <style:text-properties fo:color="#0000c0" style:font-name="Monospace" fo:font-size="10pt" fo:background-color="#e8f2fe" loext:char-shading-value="0" style:font-size-asian="10pt"/>
    </style:style>
    <style:style style:name="T12" style:family="text">
      <style:text-properties fo:color="#0000c0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13" style:family="text">
      <style:text-properties fo:color="#0000c0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14" style:family="text">
      <style:text-properties fo:color="#0000c0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15" style:family="text">
      <style:text-properties fo:color="#0000c0" style:font-name="Monospace" fo:font-size="10pt" fo:background-color="#f0d8a8" loext:char-shading-value="0" style:font-size-asian="10pt"/>
    </style:style>
    <style:style style:name="T16" style:family="text">
      <style:text-properties fo:color="#000000" style:font-name="Monospace" fo:font-size="10pt" fo:background-color="#e8f2fe" loext:char-shading-value="0" style:font-size-asian="10pt"/>
    </style:style>
    <style:style style:name="T17" style:family="text">
      <style:text-properties fo:color="#000000" style:font-name="Monospace" fo:font-size="10pt" officeooo:rsid="0011d7b1" fo:background-color="#e8f2fe" loext:char-shading-value="0" style:font-size-asian="10pt"/>
    </style:style>
    <style:style style:name="T18" style:family="text">
      <style:text-properties fo:color="#000000" style:font-name="Monospace" fo:font-size="10pt" fo:font-style="italic" fo:font-weight="bold" fo:background-color="#e8f2fe" loext:char-shading-value="0" style:font-size-asian="10pt" style:font-style-asian="italic" style:font-weight-asian="bold"/>
    </style:style>
    <style:style style:name="T19" style:family="text">
      <style:text-properties fo:color="#000000" style:font-name="Monospace" fo:font-size="10pt" fo:font-style="italic" style:font-size-asian="10pt" style:font-style-asian="italic"/>
    </style:style>
    <style:style style:name="T20" style:family="text">
      <style:text-properties fo:color="#000000" style:font-name="Monospace" fo:font-size="10pt" style:font-size-asian="10pt"/>
    </style:style>
    <style:style style:name="T21" style:family="text">
      <style:text-properties fo:color="#000000" style:font-name="Monospace" fo:font-size="10pt" style:font-size-asian="10pt"/>
    </style:style>
    <style:style style:name="T22" style:family="text">
      <style:text-properties fo:color="#000000" style:font-name="Monospace" fo:font-size="10pt" officeooo:rsid="00119799" style:font-size-asian="10pt"/>
    </style:style>
    <style:style style:name="T23" style:family="text">
      <style:text-properties fo:color="#000000" style:font-name="Monospace" fo:font-size="10pt" officeooo:rsid="0011d7b1" style:font-size-asian="10pt"/>
    </style:style>
    <style:style style:name="T24" style:family="text">
      <style:text-properties fo:color="#000000" style:font-name="Monospace" fo:font-size="10pt" fo:background-color="#d4d4d4" loext:char-shading-value="0" style:font-size-asian="10pt"/>
    </style:style>
    <style:style style:name="T25" style:family="text">
      <style:text-properties fo:color="#000000" style:font-name="Monospace" fo:font-size="10pt" fo:background-color="#fff200" loext:char-shading-value="0" style:font-size-asian="10pt"/>
    </style:style>
    <style:style style:name="T26" style:family="text">
      <style:text-properties fo:color="#000000" style:font-name="Monospace" fo:font-size="10pt" fo:background-color="#fff200" loext:char-shading-value="0" style:font-size-asian="10pt"/>
    </style:style>
    <style:style style:name="T27" style:family="text">
      <style:text-properties fo:color="#000000" style:font-name="Monospace" fo:font-size="10pt" fo:background-color="#add58a" loext:char-shading-value="0" style:font-size-asian="10pt"/>
    </style:style>
    <style:style style:name="T28" style:family="text">
      <style:text-properties fo:color="#000000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29" style:family="text">
      <style:text-properties fo:color="#000000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30" style:family="text">
      <style:text-properties fo:color="#000000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31" style:family="text">
      <style:text-properties fo:color="#646464" style:font-name="Monospace" fo:font-size="10pt" style:font-size-asian="10pt"/>
    </style:style>
    <style:style style:name="T32" style:family="text">
      <style:text-properties fo:color="#646464" style:font-name="Monospace" fo:font-size="10pt" fo:background-color="#d4d4d4" loext:char-shading-value="0" style:font-size-asian="10pt"/>
    </style:style>
    <style:style style:name="T33" style:family="text">
      <style:text-properties fo:color="#7f0055" style:font-name="Monospace" fo:font-size="10pt" fo:font-weight="bold" style:font-size-asian="10pt" style:font-weight-asian="bold"/>
    </style:style>
    <style:style style:name="T34" style:family="text">
      <style:text-properties fo:color="#7f0055" style:font-name="Monospace" fo:font-size="10pt" fo:font-weight="bold" fo:background-color="#d4d4d4" loext:char-shading-value="0" style:font-size-asian="10pt" style:font-weight-asian="bold"/>
    </style:style>
    <style:style style:name="T35" style:family="text">
      <style:text-properties fo:color="#7f0055" style:font-name="Monospace" fo:font-size="10pt" fo:font-weight="bold" fo:background-color="#fff200" loext:char-shading-value="0" style:font-size-asian="10pt" style:font-weight-asian="bold"/>
    </style:style>
    <style:style style:name="T36" style:family="text">
      <style:text-properties fo:color="#7f0055" style:font-name="Monospace" fo:font-size="10pt" fo:font-weight="bold" fo:background-color="#fff200" loext:char-shading-value="0" style:font-size-asian="10pt" style:font-weight-asian="bold"/>
    </style:style>
    <style:style style:name="T37" style:family="text">
      <style:text-properties fo:color="#7f0055" style:font-name="Monospace" fo:font-size="10pt" fo:font-weight="bold" fo:background-color="#add58a" loext:char-shading-value="0" style:font-size-asian="10pt" style:font-weight-asian="bold"/>
    </style:style>
    <style:style style:name="T38" style:family="text">
      <style:text-properties fo:color="#7f0055" style:font-name="Monospace" fo:font-size="10pt" fo:background-color="#e8f2fe" loext:char-shading-value="0" style:font-size-asian="10pt"/>
    </style:style>
    <style:style style:name="T39" style:family="text">
      <style:text-properties fo:color="#7f0055" style:font-name="Monospace" fo:font-size="10pt" fo:background-color="#e8f2fe" loext:char-shading-value="0" style:font-size-asian="10pt"/>
    </style:style>
    <style:style style:name="T40" style:family="text">
      <style:text-properties fo:color="#7f0055" style:font-name="Monospace" fo:font-size="10pt" style:text-underline-style="solid" style:text-underline-width="auto" style:text-underline-color="font-color" fo:font-weight="bold" fo:background-color="#d4d4d4" loext:char-shading-value="0" style:font-size-asian="10pt" style:font-weight-asian="bold"/>
    </style:style>
    <style:style style:name="T41" style:family="text">
      <style:text-properties fo:color="#7f0055" style:font-name="Monospace" fo:font-size="10pt" style:text-underline-style="solid" style:text-underline-width="auto" style:text-underline-color="font-color" fo:font-weight="bold" fo:background-color="#add58a" loext:char-shading-value="0" style:font-size-asian="10pt" style:font-weight-asian="bold"/>
    </style:style>
    <style:style style:name="T42" style:family="text">
      <style:text-properties fo:color="#7f0055" style:font-name="Monospace" fo:font-size="10pt" style:text-underline-style="solid" style:text-underline-width="auto" style:text-underline-color="font-color" fo:font-weight="bold" fo:background-color="#add58a" loext:char-shading-value="0" style:font-size-asian="10pt" style:font-weight-asian="bold"/>
    </style:style>
    <style:style style:name="T43" style:family="text">
      <style:text-properties fo:color="#7f0055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44" style:family="text">
      <style:text-properties fo:color="#7f0055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45" style:family="text">
      <style:text-properties fo:color="#7f0055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46" style:family="text">
      <style:text-properties fo:color="#7f0055" style:font-name="Monospace" fo:font-size="10pt" style:font-size-asian="10pt"/>
    </style:style>
    <style:style style:name="T47" style:family="text">
      <style:text-properties fo:color="#7f0055" style:font-name="Monospace" fo:font-size="10pt" fo:background-color="#d4d4d4" loext:char-shading-value="0" style:font-size-asian="10pt"/>
    </style:style>
    <style:style style:name="T48" style:family="text">
      <style:text-properties fo:color="#7f0055" style:font-name="Monospace" fo:font-size="10pt" fo:background-color="#fff200" loext:char-shading-value="0" style:font-size-asian="10pt"/>
    </style:style>
    <style:style style:name="T49" style:family="text">
      <style:text-properties fo:color="#7f0055" style:font-name="Monospace" fo:font-size="10pt" fo:background-color="#fff200" loext:char-shading-value="0" style:font-size-asian="10pt"/>
    </style:style>
    <style:style style:name="T50" style:family="text">
      <style:text-properties fo:color="#6a3e3e" style:font-name="Monospace" fo:font-size="10pt" style:font-size-asian="10pt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officeooo:rsid="001197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ifer Spinoza – RM83476</text:p>
      <text:p text:style-name="P1"/>
      <text:p text:style-name="P4"><text:span text:style-name="T1">Criada a classe Resposta Enum com </text:span><text:span text:style-name="T18"><text:tab/></text:span><text:span text:style-name="T2">DELACAO</text:span><text:span text:style-name="T16">, </text:span><text:span text:style-name="T2">INOCENCIA</text:span><text:span text:style-name="T1"> para resolver o problema de compilação do código.</text:span></text:p>
      <text:p text:style-name="P4"/>
      <text:p text:style-name="P4"/>
      <text:p text:style-name="P4"><text:span text:style-name="T33">package</text:span><text:span text:style-name="T20"> br.com.fiap.testes;</text:span></text:p>
      <text:p text:style-name="P26"/>
      <text:p text:style-name="P22"><text:span text:style-name="T33">import</text:span><text:span text:style-name="T20"> </text:span><text:span text:style-name="T24">org.junit.Test</text:span><text:span text:style-name="T20">;</text:span></text:p>
      <text:p text:style-name="P22"><text:span text:style-name="T33">import</text:span><text:span text:style-name="T20"> junit.framework.TestCase;</text:span></text:p>
      <text:p text:style-name="P22"><text:span text:style-name="T33">import</text:span><text:span text:style-name="T20"> br.com.fiap.classes.JulgamentoPrisioneiro;</text:span></text:p>
      <text:p text:style-name="P22"><text:span text:style-name="T33">import</text:span><text:span text:style-name="T20"> br.com.fiap.classes.Resposta;</text:span></text:p>
      <text:p text:style-name="P26"/>
      <text:p text:style-name="P22"><text:span text:style-name="T33">public</text:span><text:span text:style-name="T20"> </text:span><text:span text:style-name="T33">class</text:span><text:span text:style-name="T20"> JulgamentoPrisioneiroTeste </text:span><text:span text:style-name="T33">extends</text:span><text:span text:style-name="T20"> TestCase {</text:span></text:p>
      <text:p text:style-name="P22"><text:span text:style-name="T20"><text:tab/></text:span></text:p>
      <text:p text:style-name="P26"/>
      <text:p text:style-name="P22"><text:span text:style-name="T20"><text:tab/></text:span><text:span text:style-name="T31">@</text:span><text:span text:style-name="T32">Test</text:span></text:p>
      <text:p text:style-name="P22"><text:span text:style-name="T20"><text:tab/></text:span><text:span text:style-name="T33">public</text:span><text:span text:style-name="T20"> </text:span><text:span text:style-name="T33">void</text:span><text:span text:style-name="T20"> testaCondenacaoMutua() {</text:span></text:p>
      <text:p text:style-name="P22"><text:span text:style-name="T20"><text:tab/><text:tab/>Resposta </text:span><text:span text:style-name="T50">respostaPrisioneiroA</text:span><text:span text:style-name="T20"> = Resposta.</text:span><text:span text:style-name="T3">DELACAO</text:span><text:span text:style-name="T20">;</text:span></text:p>
      <text:p text:style-name="P22"><text:span text:style-name="T20"><text:tab/><text:tab/>Resposta </text:span><text:span text:style-name="T50">respostaPrisioneiroB</text:span><text:span text:style-name="T20"> = Resposta.</text:span><text:span text:style-name="T3">DELACAO</text:span><text:span text:style-name="T20">;</text:span></text:p>
      <text:p text:style-name="P22"><text:span text:style-name="T20"><text:tab/><text:tab/></text:span></text:p>
      <text:p text:style-name="P22"><text:span text:style-name="T20"><text:tab/><text:tab/>JulgamentoPrisioneiro </text:span><text:span text:style-name="T50">julgamento</text:span><text:span text:style-name="T20"> = </text:span><text:span text:style-name="T33">new</text:span><text:span text:style-name="T20"> JulgamentoPrisioneiro();</text:span></text:p>
      <text:p text:style-name="P22"><text:span text:style-name="T20"><text:tab/><text:tab/></text:span></text:p>
      <text:p text:style-name="P22"><text:span text:style-name="T20"><text:tab/><text:tab/></text:span><text:span text:style-name="T33">int</text:span><text:span text:style-name="T20"> </text:span><text:span text:style-name="T50">respostaEsperada</text:span><text:span text:style-name="T20"> = 5;</text:span></text:p>
      <text:p text:style-name="P22"><text:span text:style-name="T20"><text:tab/><text:tab/></text:span><text:span text:style-name="T33">int</text:span><text:span text:style-name="T20"> </text:span><text:span text:style-name="T50">respostaReal</text:span><text:span text:style-name="T20"> = </text:span><text:span text:style-name="T50">julgamento</text:span><text:span text:style-name="T20">.calculaPena(</text:span><text:span text:style-name="T50">respostaPrisioneiroA</text:span><text:span text:style-name="T20">, </text:span><text:span text:style-name="T50">respostaPrisioneiroB</text:span><text:span text:style-name="T20">);</text:span></text:p>
      <text:p text:style-name="P22"><text:span text:style-name="T20"><text:tab/><text:tab/></text:span><text:span text:style-name="T19">assertEquals</text:span><text:span text:style-name="T20">(</text:span><text:span text:style-name="T50">respostaEsperada</text:span><text:span text:style-name="T20">, </text:span><text:span text:style-name="T50">respostaReal</text:span><text:span text:style-name="T20">);</text:span></text:p>
      <text:p text:style-name="P22"><text:span text:style-name="T20"><text:tab/>}</text:span></text:p>
      <text:p text:style-name="P22"><text:span text:style-name="T20"><text:tab/></text:span></text:p>
      <text:p text:style-name="P22"><text:span text:style-name="T20"><text:tab/></text:span><text:span text:style-name="T31">@</text:span><text:span text:style-name="T32">Test</text:span></text:p>
      <text:p text:style-name="P22"><text:span text:style-name="T20"><text:tab/></text:span><text:span text:style-name="T33">public</text:span><text:span text:style-name="T20"> </text:span><text:span text:style-name="T33">void</text:span><text:span text:style-name="T20"> testaCondenacaoIndividual() {</text:span></text:p>
      <text:p text:style-name="P22"><text:span text:style-name="T20"><text:tab/><text:tab/>Resposta </text:span><text:span text:style-name="T50">respostaPrisioneiroA</text:span><text:span text:style-name="T20"> = Resposta.</text:span><text:span text:style-name="T3">DELACAO</text:span><text:span text:style-name="T20">;</text:span></text:p>
      <text:p text:style-name="P22"><text:span text:style-name="T20"><text:tab/><text:tab/>Resposta </text:span><text:span text:style-name="T50">respostaPrisioneiroB</text:span><text:span text:style-name="T20"> = Resposta.</text:span><text:span text:style-name="T3">INOCENCIA</text:span><text:span text:style-name="T20">;</text:span></text:p>
      <text:p text:style-name="P22"><text:span text:style-name="T20"><text:tab/><text:tab/></text:span></text:p>
      <text:p text:style-name="P22"><text:span text:style-name="T20"><text:tab/><text:tab/>JulgamentoPrisioneiro </text:span><text:span text:style-name="T50">julgamento</text:span><text:span text:style-name="T20"> = </text:span><text:span text:style-name="T33">new</text:span><text:span text:style-name="T20"> JulgamentoPrisioneiro();</text:span></text:p>
      <text:p text:style-name="P22"><text:span text:style-name="T20"><text:tab/><text:tab/></text:span></text:p>
      <text:p text:style-name="P22"><text:span text:style-name="T20"><text:tab/><text:tab/></text:span><text:span text:style-name="T33">int</text:span><text:span text:style-name="T20"> </text:span><text:span text:style-name="T50">respostaEsperada</text:span><text:span text:style-name="T20"> = 10;</text:span></text:p>
      <text:p text:style-name="P22"><text:span text:style-name="T20"><text:tab/><text:tab/></text:span><text:span text:style-name="T33">int</text:span><text:span text:style-name="T20"> </text:span><text:span text:style-name="T50">respostaReal</text:span><text:span text:style-name="T20"> = </text:span><text:span text:style-name="T50">julgamento</text:span><text:span text:style-name="T20">.calculaPena(</text:span><text:span text:style-name="T50">respostaPrisioneiroA</text:span><text:span text:style-name="T20">, </text:span><text:span text:style-name="T50">respostaPrisioneiroB</text:span><text:span text:style-name="T20">);</text:span></text:p>
      <text:p text:style-name="P22"><text:span text:style-name="T20"><text:tab/><text:tab/></text:span><text:span text:style-name="T19">assertEquals</text:span><text:span text:style-name="T20">(</text:span><text:span text:style-name="T50">respostaEsperada</text:span><text:span text:style-name="T20">, </text:span><text:span text:style-name="T50">respostaReal</text:span><text:span text:style-name="T20">);</text:span></text:p>
      <text:p text:style-name="P22"><text:span text:style-name="T20"><text:tab/>}</text:span></text:p>
      <text:p text:style-name="P22"><text:span text:style-name="T20"><text:tab/></text:span></text:p>
      <text:p text:style-name="P22"><text:span text:style-name="T20"><text:tab/></text:span><text:span text:style-name="T31">@</text:span><text:span text:style-name="T32">Test</text:span></text:p>
      <text:p text:style-name="P22"><text:span text:style-name="T20"><text:tab/></text:span><text:span text:style-name="T33">public</text:span><text:span text:style-name="T20"> </text:span><text:span text:style-name="T33">void</text:span><text:span text:style-name="T20"> testaCondenacaoCumplices() {</text:span></text:p>
      <text:p text:style-name="P22"><text:span text:style-name="T20"><text:tab/><text:tab/>Resposta </text:span><text:span text:style-name="T50">respostaPrisioneiroA</text:span><text:span text:style-name="T20"> = Resposta.</text:span><text:span text:style-name="T3">INOCENCIA</text:span><text:span text:style-name="T20">;</text:span></text:p>
      <text:p text:style-name="P22"><text:span text:style-name="T20"><text:tab/><text:tab/>Resposta </text:span><text:span text:style-name="T50">respostaPrisioneiroB</text:span><text:span text:style-name="T20"> = Resposta.</text:span><text:span text:style-name="T3">DELACAO</text:span><text:span text:style-name="T20">;</text:span></text:p>
      <text:p text:style-name="P22"><text:span text:style-name="T20"><text:tab/><text:tab/></text:span></text:p>
      <text:p text:style-name="P22"><text:span text:style-name="T20"><text:tab/><text:tab/>JulgamentoPrisioneiro </text:span><text:span text:style-name="T50">julgamento</text:span><text:span text:style-name="T20"> = </text:span><text:span text:style-name="T33">new</text:span><text:span text:style-name="T20"> JulgamentoPrisioneiro();</text:span></text:p>
      <text:p text:style-name="P22"><text:span text:style-name="T20"><text:tab/><text:tab/></text:span></text:p>
      <text:p text:style-name="P22"><text:span text:style-name="T20"><text:tab/><text:tab/></text:span><text:span text:style-name="T33">int</text:span><text:span text:style-name="T20"> </text:span><text:span text:style-name="T50">respostaEsperada</text:span><text:span text:style-name="T20"> = 1;</text:span></text:p>
      <text:p text:style-name="P22"><text:span text:style-name="T20"><text:tab/><text:tab/></text:span><text:span text:style-name="T33">int</text:span><text:span text:style-name="T20"> </text:span><text:span text:style-name="T50">respostaReal</text:span><text:span text:style-name="T20"> = </text:span><text:span text:style-name="T50">julgamento</text:span><text:span text:style-name="T20">.calculaPena(</text:span><text:span text:style-name="T50">respostaPrisioneiroA</text:span><text:span text:style-name="T20">, </text:span><text:span text:style-name="T50">respostaPrisioneiroB</text:span><text:span text:style-name="T20">);</text:span></text:p>
      <text:p text:style-name="P22"><text:span text:style-name="T20"><text:tab/><text:tab/></text:span><text:span text:style-name="T19">assertEquals</text:span><text:span text:style-name="T20">(</text:span><text:span text:style-name="T50">respostaEsperada</text:span><text:span text:style-name="T20">, </text:span><text:span text:style-name="T50">respostaReal</text:span><text:span text:style-name="T20">);</text:span></text:p>
      <text:p text:style-name="P22"><text:span text:style-name="T20"><text:tab/>}</text:span></text:p>
      <text:p text:style-name="P22"><text:span text:style-name="T20"><text:tab/></text:span></text:p>
      <text:p text:style-name="P22"><text:span text:style-name="T20"><text:tab/></text:span><text:span text:style-name="T31">@</text:span><text:span text:style-name="T32">Test</text:span></text:p>
      <text:p text:style-name="P22"><text:span text:style-name="T20"><text:tab/></text:span><text:span text:style-name="T33">public</text:span><text:span text:style-name="T20"> </text:span><text:span text:style-name="T33">void</text:span><text:span text:style-name="T20"> testaPenaInocencia() {</text:span></text:p>
      <text:p text:style-name="P22"><text:span text:style-name="T20"><text:tab/><text:tab/>Resposta </text:span><text:span text:style-name="T50">respostaPrisioneiroA</text:span><text:span text:style-name="T20"> = Resposta.</text:span><text:span text:style-name="T3">INOCENCIA</text:span><text:span text:style-name="T20">;</text:span></text:p>
      <text:p text:style-name="P22"><text:span text:style-name="T20"><text:tab/><text:tab/>Resposta </text:span><text:span text:style-name="T50">respostaPrisioneiroB</text:span><text:span text:style-name="T20"> = Resposta.</text:span><text:span text:style-name="T3">INOCENCIA</text:span><text:span text:style-name="T20">;</text:span></text:p>
      <text:p text:style-name="P22"><text:span text:style-name="T20"><text:tab/><text:tab/></text:span></text:p>
      <text:p text:style-name="P22"><text:span text:style-name="T20"><text:tab/><text:tab/>JulgamentoPrisioneiro </text:span><text:span text:style-name="T50">julgamento</text:span><text:span text:style-name="T20"> = </text:span><text:span text:style-name="T33">new</text:span><text:span text:style-name="T20"> JulgamentoPrisioneiro();</text:span></text:p>
      <text:p text:style-name="P22"><text:soft-page-break/><text:span text:style-name="T20"><text:tab/><text:tab/></text:span></text:p>
      <text:p text:style-name="P22"><text:span text:style-name="T20"><text:tab/><text:tab/></text:span><text:span text:style-name="T33">int</text:span><text:span text:style-name="T20"> </text:span><text:span text:style-name="T50">respostaEsperada</text:span><text:span text:style-name="T20"> = 0;</text:span></text:p>
      <text:p text:style-name="P22"><text:span text:style-name="T20"><text:tab/><text:tab/></text:span><text:span text:style-name="T33">int</text:span><text:span text:style-name="T20"> </text:span><text:span text:style-name="T50">respostaReal</text:span><text:span text:style-name="T20"> = </text:span><text:span text:style-name="T50">julgamento</text:span><text:span text:style-name="T20">.calculaPena(</text:span><text:span text:style-name="T50">respostaPrisioneiroA</text:span><text:span text:style-name="T20">, </text:span><text:span text:style-name="T50">respostaPrisioneiroB</text:span><text:span text:style-name="T20">);</text:span></text:p>
      <text:p text:style-name="P22"><text:span text:style-name="T20"><text:tab/><text:tab/></text:span><text:span text:style-name="T19">assertEquals</text:span><text:span text:style-name="T20">(</text:span><text:span text:style-name="T50">respostaEsperada</text:span><text:span text:style-name="T20">, </text:span><text:span text:style-name="T50">respostaReal</text:span><text:span text:style-name="T20">);</text:span></text:p>
      <text:p text:style-name="P22"><text:span text:style-name="T20"><text:tab/>}</text:span></text:p>
      <text:p text:style-name="P26"/>
      <text:p text:style-name="P22"><text:span text:style-name="T20">}</text:span></text:p>
      <text:p text:style-name="P4"/>
      <text:p text:style-name="P10">Rodei o testes abaixo:</text:p>
      <text:p text:style-name="P10"><text:span text:style-name="T31">@Test</text:span></text:p>
      <text:p text:style-name="P23"><text:span text:style-name="T20"><text:tab/></text:span><text:span text:style-name="T33">public</text:span><text:span text:style-name="T20"> </text:span><text:span text:style-name="T33">void</text:span><text:span text:style-name="T20"> testaCondenacaoMutua() {</text:span></text:p>
      <text:p text:style-name="P23"><text:span text:style-name="T20"><text:tab/><text:tab/>Resposta </text:span><text:span text:style-name="T50">respostaPrisioneiroA</text:span><text:span text:style-name="T20"> = Resposta.</text:span><text:span text:style-name="T3">DELACAO</text:span><text:span text:style-name="T20">;</text:span></text:p>
      <text:p text:style-name="P23"><text:span text:style-name="T20"><text:tab/><text:tab/>Resposta </text:span><text:span text:style-name="T50">respostaPrisioneiroB</text:span><text:span text:style-name="T20"> = Resposta.</text:span><text:span text:style-name="T3">DELACAO</text:span><text:span text:style-name="T20">;</text:span></text:p>
      <text:p text:style-name="P23"><text:span text:style-name="T20"><text:tab/><text:tab/></text:span></text:p>
      <text:p text:style-name="P23"><text:span text:style-name="T20"><text:tab/><text:tab/>JulgamentoPrisioneiro </text:span><text:span text:style-name="T50">julgamento</text:span><text:span text:style-name="T20"> = </text:span><text:span text:style-name="T33">new</text:span><text:span text:style-name="T20"> JulgamentoPrisioneiro();</text:span></text:p>
      <text:p text:style-name="P23"><text:span text:style-name="T20"><text:tab/><text:tab/></text:span></text:p>
      <text:p text:style-name="P23"><text:span text:style-name="T20"><text:tab/><text:tab/></text:span><text:span text:style-name="T33">int</text:span><text:span text:style-name="T20"> </text:span><text:span text:style-name="T50">respostaEsperada</text:span><text:span text:style-name="T20"> = 5;</text:span></text:p>
      <text:p text:style-name="P23"><text:span text:style-name="T20"><text:tab/><text:tab/></text:span><text:span text:style-name="T33">int</text:span><text:span text:style-name="T20"> </text:span><text:span text:style-name="T50">respostaReal</text:span><text:span text:style-name="T20"> = </text:span><text:span text:style-name="T50">julgamento</text:span><text:span text:style-name="T20">.calculaPena(</text:span><text:span text:style-name="T50">respostaPrisioneiroA</text:span><text:span text:style-name="T20">, </text:span><text:span text:style-name="T50">respostaPrisioneiroB</text:span><text:span text:style-name="T20">);</text:span></text:p>
      <text:p text:style-name="P23"><text:span text:style-name="T20"><text:tab/><text:tab/></text:span><text:span text:style-name="T19">assertEquals</text:span><text:span text:style-name="T20">(</text:span><text:span text:style-name="T50">respostaEsperada</text:span><text:span text:style-name="T20">, </text:span><text:span text:style-name="T50">respostaReal</text:span><text:span text:style-name="T20">);</text:span></text:p>
      <text:p text:style-name="P10"><text:span text:style-name="T20"><text:tab/>}</text:span></text:p>
      <text:p text:style-name="P10"/>
      <text:p text:style-name="P10">Tive o erro a seguir:</text:p>
      <text:p text:style-name="P10"><text:tab/><text:span text:style-name="T51">junit.framework.AssertionFailedError: expected:&lt;5&gt; but was:&lt;15&gt;</text:span></text:p>
      <text:p text:style-name="P17">br.com.fiap.testes.JulgamentoPrisioneiroTeste.testaCondenacaoMutua(JulgamentoPrisioneiroTeste.java:20)</text:p>
      <text:p text:style-name="P17"/>
      <text:p text:style-name="P10">Corrigi da seguinte forma: <text:span text:style-name="T52">Troquei o número de 15 para 5.</text:span></text:p>
      <text:p text:style-name="P10"><text:span text:style-name="T38"><text:tab/>private</text:span><text:span text:style-name="T16"> </text:span><text:span text:style-name="T38">int</text:span><text:span text:style-name="T16"> </text:span><text:span text:style-name="T11">PENA_CONDENACAO_MUTUA</text:span><text:span text:style-name="T16"> = 5;</text:span></text:p>
      <text:p text:style-name="P10"><text:span text:style-name="T16"/></text:p>
      <text:p text:style-name="P10"><text:span text:style-name="T16"/></text:p>
      <text:p text:style-name="P12">===================================================</text:p>
      <text:p text:style-name="P3"/>
      <text:p text:style-name="P10">Rodei o testes abaixo:</text:p>
      <text:p text:style-name="P6"><text:span text:style-name="T31">@Test</text:span></text:p>
      <text:p text:style-name="P23"><text:span text:style-name="T20"><text:tab/></text:span><text:span text:style-name="T33">public</text:span><text:span text:style-name="T20"> </text:span><text:span text:style-name="T33">void</text:span><text:span text:style-name="T20"> testaCondenacaoIndividual() {</text:span></text:p>
      <text:p text:style-name="P23"><text:span text:style-name="T20"><text:tab/><text:tab/>Resposta </text:span><text:span text:style-name="T50">respostaPrisioneiroA</text:span><text:span text:style-name="T20"> = Resposta.</text:span><text:span text:style-name="T3">DELACAO</text:span><text:span text:style-name="T20">;</text:span></text:p>
      <text:p text:style-name="P23"><text:span text:style-name="T20"><text:tab/><text:tab/>Resposta </text:span><text:span text:style-name="T50">respostaPrisioneiroB</text:span><text:span text:style-name="T20"> = Resposta.</text:span><text:span text:style-name="T3">INOCENCIA</text:span><text:span text:style-name="T20">;</text:span></text:p>
      <text:p text:style-name="P23"><text:span text:style-name="T20"><text:tab/><text:tab/></text:span></text:p>
      <text:p text:style-name="P23"><text:span text:style-name="T20"><text:tab/><text:tab/>JulgamentoPrisioneiro </text:span><text:span text:style-name="T50">julgamento</text:span><text:span text:style-name="T20"> = </text:span><text:span text:style-name="T33">new</text:span><text:span text:style-name="T20"> JulgamentoPrisioneiro();</text:span></text:p>
      <text:p text:style-name="P23"><text:span text:style-name="T20"><text:tab/><text:tab/></text:span></text:p>
      <text:p text:style-name="P23"><text:span text:style-name="T20"><text:tab/><text:tab/></text:span><text:span text:style-name="T33">int</text:span><text:span text:style-name="T20"> </text:span><text:span text:style-name="T50">respostaEsperada</text:span><text:span text:style-name="T20"> = 10;</text:span></text:p>
      <text:p text:style-name="P23"><text:span text:style-name="T20"><text:tab/><text:tab/></text:span><text:span text:style-name="T33">int</text:span><text:span text:style-name="T20"> </text:span><text:span text:style-name="T50">respostaReal</text:span><text:span text:style-name="T20"> = </text:span><text:span text:style-name="T50">julgamento</text:span><text:span text:style-name="T20">.calculaPena(</text:span><text:span text:style-name="T50">respostaPrisioneiroA</text:span><text:span text:style-name="T20">, </text:span><text:span text:style-name="T50">respostaPrisioneiroB</text:span><text:span text:style-name="T20">);</text:span></text:p>
      <text:p text:style-name="P23"><text:span text:style-name="T20"><text:tab/><text:tab/></text:span><text:span text:style-name="T19">assertEquals</text:span><text:span text:style-name="T20">(</text:span><text:span text:style-name="T50">respostaEsperada</text:span><text:span text:style-name="T20">, </text:span><text:span text:style-name="T50">respostaReal</text:span><text:span text:style-name="T20">);</text:span></text:p>
      <text:p text:style-name="P6"><text:span text:style-name="T20"><text:tab/>}</text:span></text:p>
      <text:p text:style-name="P3"/>
      <text:p text:style-name="P10">Tive o erro a seguir:</text:p>
      <text:p text:style-name="P3"><text:tab/>junit.framework.AssertionFailedError: expected:&lt;10&gt; but was:&lt;13<text:line-break/>br.com.fiap.testes.JulgamentoPrisioneiroTeste.testaCondenacaoIndividual(JulgamentoPrisioneiroTeste.java:32)</text:p>
      <text:p text:style-name="P3"/>
      <text:p text:style-name="P3"/>
      <text:p text:style-name="P10">Corrigi da seguinte forma: Troquei o que está em amarelo pelo que está em verde.</text:p>
      <text:p text:style-name="P10"/>
      <text:p text:style-name="P6"><text:span text:style-name="T33">public</text:span><text:span text:style-name="T20"> </text:span><text:span text:style-name="T34">int</text:span><text:span text:style-name="T20"> calculaPena(Resposta </text:span><text:span text:style-name="T50">respostaPrisioneiroA</text:span><text:span text:style-name="T20">, Resposta </text:span><text:span text:style-name="T50">respostaPrisioneiroB</text:span><text:span text:style-name="T20">) {</text:span></text:p>
      <text:p text:style-name="P23"><text:soft-page-break/><text:span text:style-name="T20"><text:tab/><text:tab/></text:span><text:span text:style-name="T33">if</text:span><text:span text:style-name="T20"> (</text:span><text:span text:style-name="T50">respostaPrisioneiroA</text:span><text:span text:style-name="T20"> == Resposta.</text:span><text:span text:style-name="T3">DELACAO</text:span><text:span text:style-name="T20">) {</text:span></text:p>
      <text:p text:style-name="P23"><text:span text:style-name="T20"><text:tab/><text:tab/><text:tab/></text:span><text:span text:style-name="T33">if</text:span><text:span text:style-name="T20"> (</text:span><text:span text:style-name="T50">respostaPrisioneiroB</text:span><text:span text:style-name="T20"> == Resposta.</text:span><text:span text:style-name="T3">DELACAO</text:span><text:span text:style-name="T20">) {</text:span></text:p>
      <text:p text:style-name="P23"><text:span text:style-name="T20"><text:tab/><text:tab/><text:tab/><text:tab/></text:span><text:span text:style-name="T34">return</text:span><text:span text:style-name="T24"> </text:span><text:span text:style-name="T5">PENA_CONDENACAO_MUTUA</text:span><text:span text:style-name="T24">;</text:span></text:p>
      <text:p text:style-name="P23"><text:span text:style-name="T20"><text:tab/><text:tab/><text:tab/>} </text:span><text:span text:style-name="T33">else</text:span><text:span text:style-name="T20"> {</text:span></text:p>
      <text:p text:style-name="P23"><text:span text:style-name="T20"><text:tab/><text:tab/><text:tab/><text:tab/></text:span><text:span text:style-name="T36">return</text:span><text:span text:style-name="T25"> </text:span><text:span text:style-name="T7">PENA_INOCENCIA</text:span><text:span text:style-name="T25">;</text:span></text:p>
      <text:p text:style-name="P25"><text:span text:style-name="T20"><text:tab/><text:tab/><text:tab/><text:tab/></text:span><text:span text:style-name="T37">return</text:span><text:span text:style-name="T27"> </text:span><text:span text:style-name="T9">PENA_</text:span><text:span text:style-name="T10">CONDENACAO_INDIVIDUAL</text:span><text:span text:style-name="T27">;</text:span></text:p>
      <text:p text:style-name="P23"><text:span text:style-name="T20"><text:tab/><text:tab/><text:tab/>}</text:span></text:p>
      <text:p text:style-name="P23"><text:span text:style-name="T20"><text:tab/><text:tab/>} </text:span><text:span text:style-name="T33">else</text:span><text:span text:style-name="T20"> {</text:span></text:p>
      <text:p text:style-name="P23"><text:span text:style-name="T20"><text:tab/><text:tab/><text:tab/></text:span><text:span text:style-name="T33">if</text:span><text:span text:style-name="T20"> (</text:span><text:span text:style-name="T50">respostaPrisioneiroB</text:span><text:span text:style-name="T20"> == Resposta.</text:span><text:span text:style-name="T3">DELACAO</text:span><text:span text:style-name="T20">) {</text:span></text:p>
      <text:p text:style-name="P23"><text:span text:style-name="T20"><text:tab/><text:tab/><text:tab/><text:tab/></text:span><text:span text:style-name="T34">return</text:span><text:span text:style-name="T24"> </text:span><text:span text:style-name="T5">PENA_CONDENACAO_INDIVIDUAL</text:span><text:span text:style-name="T24">;</text:span></text:p>
      <text:p text:style-name="P23"><text:span text:style-name="T20"><text:tab/><text:tab/><text:tab/>} </text:span><text:span text:style-name="T33">else</text:span><text:span text:style-name="T20"> {</text:span></text:p>
      <text:p text:style-name="P23"><text:span text:style-name="T20"><text:tab/><text:tab/><text:tab/><text:tab/></text:span><text:span text:style-name="T34">return</text:span><text:span text:style-name="T24"> </text:span><text:span text:style-name="T5">PENA_CONDENACAO_CUMPLICES</text:span><text:span text:style-name="T24">;</text:span></text:p>
      <text:p text:style-name="P23"><text:span text:style-name="T20"><text:tab/><text:tab/><text:tab/>}</text:span></text:p>
      <text:p text:style-name="P23"><text:span text:style-name="T20"><text:tab/><text:tab/>}</text:span></text:p>
      <text:p text:style-name="P6"><text:span text:style-name="T20"><text:tab/>}</text:span></text:p>
      <text:p text:style-name="P6"><text:span text:style-name="T20"/></text:p>
      <text:p text:style-name="P6"/>
      <text:p text:style-name="P20"><text:span text:style-name="T20">===================================================</text:span></text:p>
      <text:p text:style-name="P20"><text:span text:style-name="T20"/></text:p>
      <text:p text:style-name="P20"><text:span text:style-name="T20"/></text:p>
      <text:p text:style-name="P10"><text:span text:style-name="T20">Rodei o testes abaixo:</text:span></text:p>
      <text:p text:style-name="P17"><text:span text:style-name="T31">@Test</text:span></text:p>
      <text:p text:style-name="P23"><text:span text:style-name="T20"><text:tab/></text:span><text:span text:style-name="T33">public</text:span><text:span text:style-name="T20"> </text:span><text:span text:style-name="T33">void</text:span><text:span text:style-name="T20"> testaCondenacaoCumplices() {</text:span></text:p>
      <text:p text:style-name="P23"><text:span text:style-name="T20"><text:tab/><text:tab/>Resposta </text:span><text:span text:style-name="T50">respostaPrisioneiroA</text:span><text:span text:style-name="T20"> = Resposta.</text:span><text:span text:style-name="T3">INOCENCIA</text:span><text:span text:style-name="T20">;</text:span></text:p>
      <text:p text:style-name="P23"><text:span text:style-name="T20"><text:tab/><text:tab/>Resposta </text:span><text:span text:style-name="T50">respostaPrisioneiroB</text:span><text:span text:style-name="T20"> = Resposta.</text:span><text:span text:style-name="T3">DELACAO</text:span><text:span text:style-name="T20">;</text:span></text:p>
      <text:p text:style-name="P23"><text:span text:style-name="T20"><text:tab/><text:tab/></text:span></text:p>
      <text:p text:style-name="P23"><text:span text:style-name="T20"><text:tab/><text:tab/>JulgamentoPrisioneiro </text:span><text:span text:style-name="T50">julgamento</text:span><text:span text:style-name="T20"> = </text:span><text:span text:style-name="T33">new</text:span><text:span text:style-name="T20"> JulgamentoPrisioneiro();</text:span></text:p>
      <text:p text:style-name="P23"><text:span text:style-name="T20"><text:tab/><text:tab/></text:span></text:p>
      <text:p text:style-name="P23"><text:span text:style-name="T20"><text:tab/><text:tab/></text:span><text:span text:style-name="T33">int</text:span><text:span text:style-name="T20"> </text:span><text:span text:style-name="T50">respostaEsperada</text:span><text:span text:style-name="T20"> = 1;</text:span></text:p>
      <text:p text:style-name="P23"><text:span text:style-name="T20"><text:tab/><text:tab/></text:span><text:span text:style-name="T33">int</text:span><text:span text:style-name="T20"> </text:span><text:span text:style-name="T50">respostaReal</text:span><text:span text:style-name="T20"> = </text:span><text:span text:style-name="T50">julgamento</text:span><text:span text:style-name="T20">.calculaPena(</text:span><text:span text:style-name="T50">respostaPrisioneiroA</text:span><text:span text:style-name="T20">, </text:span><text:span text:style-name="T50">respostaPrisioneiroB</text:span><text:span text:style-name="T20">);</text:span></text:p>
      <text:p text:style-name="P23"><text:span text:style-name="T20"><text:tab/><text:tab/></text:span><text:span text:style-name="T19">assertEquals</text:span><text:span text:style-name="T20">(</text:span><text:span text:style-name="T50">respostaEsperada</text:span><text:span text:style-name="T20">, </text:span><text:span text:style-name="T50">respostaReal</text:span><text:span text:style-name="T20">);</text:span></text:p>
      <text:p text:style-name="P17"><text:span text:style-name="T20"><text:tab/>}</text:span></text:p>
      <text:p text:style-name="P10"><text:span text:style-name="T20"/></text:p>
      <text:p text:style-name="P10"><text:span text:style-name="T20">Tive o erro a seguir:</text:span></text:p>
      <text:p text:style-name="P17"><text:tab/>junit.framework.AssertionFailedError: expected:&lt;1&gt; but was:&lt;10&gt; br.com.fiap.testes.JulgamentoPrisioneiroTeste.testaCondenacaoCumplices(JulgamentoPrisioneiroTeste.java:44)</text:p>
      <text:p text:style-name="P17"/>
      <text:p text:style-name="P10"><text:span text:style-name="T20"/></text:p>
      <text:p text:style-name="P10"><text:span text:style-name="T20">Corrigi da seguinte forma: </text:span><text:span text:style-name="T22">Troquei o número 11 por 1. </text:span><text:span text:style-name="T20">Troquei o que está em amarelo pelo que está em verde.</text:span></text:p>
      <text:p text:style-name="P10"><text:span text:style-name="T20"/></text:p>
      <text:p text:style-name="P17"><text:span text:style-name="T46">private</text:span><text:span text:style-name="T20"> </text:span><text:span text:style-name="T46">int</text:span><text:span text:style-name="T20"> </text:span><text:span text:style-name="T8">PENA_CONDENACAO_CUMPLICES</text:span><text:span text:style-name="T20"> = 1;</text:span></text:p>
      <text:p text:style-name="P28"/>
      <text:p text:style-name="P30"><text:span text:style-name="T20"><text:tab/></text:span><text:span text:style-name="T46">public</text:span><text:span text:style-name="T20"> </text:span><text:span text:style-name="T47">int</text:span><text:span text:style-name="T20"> calculaPena(Resposta </text:span><text:span text:style-name="T50">respostaPrisioneiroA</text:span><text:span text:style-name="T20">, Resposta </text:span><text:span text:style-name="T50">respostaPrisioneiroB</text:span><text:span text:style-name="T20">) {</text:span></text:p>
      <text:p text:style-name="P30"><text:span text:style-name="T20"><text:tab/><text:tab/></text:span><text:span text:style-name="T46">if</text:span><text:span text:style-name="T20"> (</text:span><text:span text:style-name="T50">respostaPrisioneiroA</text:span><text:span text:style-name="T20"> == Resposta.</text:span><text:span text:style-name="T4">DELACAO</text:span><text:span text:style-name="T20">) {</text:span></text:p>
      <text:p text:style-name="P30"><text:span text:style-name="T20"><text:tab/><text:tab/><text:tab/></text:span><text:span text:style-name="T46">if</text:span><text:span text:style-name="T20"> (</text:span><text:span text:style-name="T50">respostaPrisioneiroB</text:span><text:span text:style-name="T20"> == Resposta.</text:span><text:span text:style-name="T4">DELACAO</text:span><text:span text:style-name="T20">) {</text:span></text:p>
      <text:p text:style-name="P30"><text:span text:style-name="T20"><text:tab/><text:tab/><text:tab/><text:tab/></text:span><text:span text:style-name="T47">return</text:span><text:span text:style-name="T24"> </text:span><text:span text:style-name="T5">PENA_CONDENACAO_MUTUA</text:span><text:span text:style-name="T24">;</text:span></text:p>
      <text:p text:style-name="P30"><text:span text:style-name="T20"><text:tab/><text:tab/><text:tab/>} </text:span><text:span text:style-name="T46">else</text:span><text:span text:style-name="T20"> {</text:span></text:p>
      <text:p text:style-name="P30"><text:span text:style-name="T20"><text:tab/><text:tab/><text:tab/><text:tab/></text:span><text:span text:style-name="T47">return</text:span><text:span text:style-name="T24"> </text:span><text:span text:style-name="T5">PENA_CONDENACAO_INDIVIDUAL</text:span><text:span text:style-name="T24">;</text:span></text:p>
      <text:p text:style-name="P30"><text:span text:style-name="T20"><text:tab/><text:tab/><text:tab/>}</text:span></text:p>
      <text:p text:style-name="P30"><text:span text:style-name="T20"><text:tab/><text:tab/>} </text:span><text:span text:style-name="T46">else</text:span><text:span text:style-name="T20"> {</text:span></text:p>
      <text:p text:style-name="P30"><text:span text:style-name="T20"><text:tab/><text:tab/><text:tab/></text:span><text:span text:style-name="T46">if</text:span><text:span text:style-name="T20"> (</text:span><text:span text:style-name="T50">respostaPrisioneiroB</text:span><text:span text:style-name="T20"> == Resposta.</text:span><text:span text:style-name="T4">DELACAO</text:span><text:span text:style-name="T20">) {</text:span></text:p>
      <text:p text:style-name="P30"><text:span text:style-name="T20"><text:tab/><text:tab/><text:tab/><text:tab/></text:span><text:span text:style-name="T49">return</text:span><text:span text:style-name="T25"> </text:span><text:span text:style-name="T7">PENA_CONDENACAO_INDIVIDUAL</text:span><text:span text:style-name="T25">;</text:span></text:p>
      <text:p text:style-name="P30"><text:span text:style-name="T20"><text:tab/><text:tab/><text:tab/><text:tab/></text:span><text:span text:style-name="T45">return</text:span><text:span text:style-name="T30"> </text:span><text:span text:style-name="T14">PENA_CONDENACAO_CUMPLICES</text:span><text:span text:style-name="T30">;</text:span></text:p>
      <text:p text:style-name="P30"><text:span text:style-name="T20"><text:tab/><text:tab/><text:tab/>} </text:span><text:span text:style-name="T46">else</text:span><text:span text:style-name="T20"> {</text:span></text:p>
      <text:p text:style-name="P30"><text:span text:style-name="T20"><text:tab/><text:tab/><text:tab/><text:tab/></text:span><text:span text:style-name="T47">return</text:span><text:span text:style-name="T24"> </text:span><text:span text:style-name="T5">PENA_CONDENACAO_CUMPLICES</text:span><text:span text:style-name="T24">;</text:span></text:p>
      <text:p text:style-name="P30"><text:span text:style-name="T20"><text:tab/><text:tab/><text:tab/>}</text:span></text:p>
      <text:p text:style-name="P30"><text:span text:style-name="T20"><text:tab/><text:tab/>}</text:span></text:p>
      <text:p text:style-name="P17"><text:soft-page-break/><text:span text:style-name="T20"><text:tab/>}</text:span></text:p>
      <text:p text:style-name="P10"><text:span text:style-name="T20"/></text:p>
      <text:p text:style-name="P10"><text:span text:style-name="T20"/></text:p>
      <text:p text:style-name="P20"><text:span text:style-name="T20">===================================================</text:span></text:p>
      <text:p text:style-name="P20"><text:span text:style-name="T20"/></text:p>
      <text:p text:style-name="P20"><text:span text:style-name="T20"/></text:p>
      <text:p text:style-name="P10"><text:span text:style-name="T20">Rodei o testes abaixo:</text:span></text:p>
      <text:p text:style-name="P17"><text:span text:style-name="T31">@Test</text:span></text:p>
      <text:p text:style-name="P23"><text:span text:style-name="T20"><text:tab/></text:span><text:span text:style-name="T33">public</text:span><text:span text:style-name="T20"> </text:span><text:span text:style-name="T33">void</text:span><text:span text:style-name="T20"> testaPenaInocencia() {</text:span></text:p>
      <text:p text:style-name="P23"><text:span text:style-name="T20"><text:tab/><text:tab/>Resposta </text:span><text:span text:style-name="T50">respostaPrisioneiroA</text:span><text:span text:style-name="T20"> = Resposta.</text:span><text:span text:style-name="T3">INOCENCIA</text:span><text:span text:style-name="T20">;</text:span></text:p>
      <text:p text:style-name="P23"><text:span text:style-name="T20"><text:tab/><text:tab/>Resposta </text:span><text:span text:style-name="T50">respostaPrisioneiroB</text:span><text:span text:style-name="T20"> = Resposta.</text:span><text:span text:style-name="T3">INOCENCIA</text:span><text:span text:style-name="T20">;</text:span></text:p>
      <text:p text:style-name="P23"><text:span text:style-name="T20"><text:tab/><text:tab/></text:span></text:p>
      <text:p text:style-name="P23"><text:span text:style-name="T20"><text:tab/><text:tab/>JulgamentoPrisioneiro </text:span><text:span text:style-name="T50">julgamento</text:span><text:span text:style-name="T20"> = </text:span><text:span text:style-name="T33">new</text:span><text:span text:style-name="T20"> JulgamentoPrisioneiro();</text:span></text:p>
      <text:p text:style-name="P23"><text:span text:style-name="T20"><text:tab/><text:tab/></text:span></text:p>
      <text:p text:style-name="P23"><text:span text:style-name="T20"><text:tab/><text:tab/></text:span><text:span text:style-name="T33">int</text:span><text:span text:style-name="T20"> </text:span><text:span text:style-name="T50">respostaEsperada</text:span><text:span text:style-name="T20"> = </text:span><text:span text:style-name="T23">0</text:span><text:span text:style-name="T20">;</text:span></text:p>
      <text:p text:style-name="P23"><text:span text:style-name="T20"><text:tab/><text:tab/></text:span><text:span text:style-name="T33">int</text:span><text:span text:style-name="T20"> </text:span><text:span text:style-name="T50">respostaReal</text:span><text:span text:style-name="T20"> = </text:span><text:span text:style-name="T50">julgamento</text:span><text:span text:style-name="T20">.calculaPena(</text:span><text:span text:style-name="T50">respostaPrisioneiroA</text:span><text:span text:style-name="T20">, </text:span><text:span text:style-name="T50">respostaPrisioneiroB</text:span><text:span text:style-name="T20">);</text:span></text:p>
      <text:p text:style-name="P23"><text:span text:style-name="T20"><text:tab/><text:tab/></text:span><text:span text:style-name="T19">assertEquals</text:span><text:span text:style-name="T20">(</text:span><text:span text:style-name="T50">respostaEsperada</text:span><text:span text:style-name="T20">, </text:span><text:span text:style-name="T50">respostaReal</text:span><text:span text:style-name="T20">);</text:span></text:p>
      <text:p text:style-name="P17"><text:span text:style-name="T20"><text:tab/>}</text:span></text:p>
      <text:p text:style-name="P10"><text:span text:style-name="T20"/></text:p>
      <text:p text:style-name="P10"><text:span text:style-name="T20">Tive o erro a seguir:</text:span></text:p>
      <text:p text:style-name="P17"><text:span text:style-name="T20"><text:tab/>junit.framework.AssertionFailedError: expected:&lt;</text:span><text:span text:style-name="T23">0</text:span><text:span text:style-name="T20">&gt; but was:&lt;1&gt; br.com.fiap.testes.JulgamentoPrisioneiroTeste.testaPenaInocencia(JulgamentoPrisioneiroTeste.java:56)</text:span></text:p>
      <text:p text:style-name="P17"><text:span text:style-name="T20"/></text:p>
      <text:p text:style-name="P10"><text:span text:style-name="T20"/></text:p>
      <text:p text:style-name="P10"><text:span text:style-name="T20">Corrigi da seguinte forma: </text:span><text:span text:style-name="T22">Troquei o número 11 por 1. </text:span><text:span text:style-name="T20">Troquei o que está em amarelo pelo que está em verde.</text:span></text:p>
      <text:p text:style-name="P10"><text:span text:style-name="T20"/></text:p>
      <text:p text:style-name="P17"><text:span text:style-name="T38">private</text:span><text:span text:style-name="T16"> </text:span><text:span text:style-name="T38">int</text:span><text:span text:style-name="T16"> </text:span><text:span text:style-name="T15">PENA_INOCENCIA</text:span><text:span text:style-name="T16"> = </text:span><text:span text:style-name="T17">0</text:span><text:span text:style-name="T16">;</text:span></text:p>
      <text:p text:style-name="P17"><text:span text:style-name="T16"/></text:p>
      <text:p text:style-name="P10"><text:span text:style-name="T38">public</text:span><text:span text:style-name="T20"> </text:span><text:span text:style-name="T47">int</text:span><text:span text:style-name="T20"> calculaPena(Resposta </text:span><text:span text:style-name="T50">respostaPrisioneiroA</text:span><text:span text:style-name="T20">, Resposta </text:span><text:span text:style-name="T50">respostaPrisioneiroB</text:span><text:span text:style-name="T20">) {</text:span></text:p>
      <text:p text:style-name="P23"><text:span text:style-name="T20"><text:tab/><text:tab/></text:span><text:span text:style-name="T33">if</text:span><text:span text:style-name="T20"> (</text:span><text:span text:style-name="T50">respostaPrisioneiroA</text:span><text:span text:style-name="T20"> == Resposta.</text:span><text:span text:style-name="T3">DELACAO</text:span><text:span text:style-name="T20">) {</text:span></text:p>
      <text:p text:style-name="P23"><text:span text:style-name="T20"><text:tab/><text:tab/><text:tab/></text:span><text:span text:style-name="T33">if</text:span><text:span text:style-name="T20"> (</text:span><text:span text:style-name="T50">respostaPrisioneiroB</text:span><text:span text:style-name="T20"> == Resposta.</text:span><text:span text:style-name="T3">DELACAO</text:span><text:span text:style-name="T20">) {</text:span></text:p>
      <text:p text:style-name="P23"><text:span text:style-name="T20"><text:tab/><text:tab/><text:tab/><text:tab/></text:span><text:span text:style-name="T34">return</text:span><text:span text:style-name="T24"> </text:span><text:span text:style-name="T5">PENA_CONDENACAO_MUTUA</text:span><text:span text:style-name="T24">;</text:span></text:p>
      <text:p text:style-name="P23"><text:span text:style-name="T20"><text:tab/><text:tab/><text:tab/>} </text:span><text:span text:style-name="T33">else</text:span><text:span text:style-name="T20"> {</text:span></text:p>
      <text:p text:style-name="P23"><text:span text:style-name="T20"><text:tab/><text:tab/><text:tab/><text:tab/></text:span><text:span text:style-name="T34">return</text:span><text:span text:style-name="T24"> </text:span><text:span text:style-name="T5">PENA_CONDENACAO_INDIVIDUAL</text:span><text:span text:style-name="T24">;</text:span></text:p>
      <text:p text:style-name="P23"><text:span text:style-name="T20"><text:tab/><text:tab/><text:tab/>}</text:span></text:p>
      <text:p text:style-name="P23"><text:span text:style-name="T20"><text:tab/><text:tab/>} </text:span><text:span text:style-name="T33">else</text:span><text:span text:style-name="T20"> {</text:span></text:p>
      <text:p text:style-name="P23"><text:span text:style-name="T20"><text:tab/><text:tab/><text:tab/></text:span><text:span text:style-name="T33">if</text:span><text:span text:style-name="T20"> (</text:span><text:span text:style-name="T50">respostaPrisioneiroB</text:span><text:span text:style-name="T20"> == Resposta.</text:span><text:span text:style-name="T3">DELACAO</text:span><text:span text:style-name="T20">) {</text:span></text:p>
      <text:p text:style-name="P23"><text:span text:style-name="T20"><text:tab/><text:tab/><text:tab/><text:tab/></text:span><text:span text:style-name="T34">return</text:span><text:span text:style-name="T24"> </text:span><text:span text:style-name="T5">PENA_CONDENACAO_CUMPLICES</text:span><text:span text:style-name="T24">;</text:span></text:p>
      <text:p text:style-name="P23"><text:span text:style-name="T20"><text:tab/><text:tab/><text:tab/>} </text:span><text:span text:style-name="T33">else</text:span><text:span text:style-name="T20"> {</text:span></text:p>
      <text:p text:style-name="P23"><text:span text:style-name="T20"><text:tab/><text:tab/><text:tab/><text:tab/></text:span><text:span text:style-name="T36">return</text:span><text:span text:style-name="T25"> </text:span><text:span text:style-name="T7">PENA_CONDENACAO_CUMPLICES</text:span><text:span text:style-name="T25">;</text:span></text:p>
      <text:p text:style-name="P23"><text:span text:style-name="T20"><text:tab/><text:tab/><text:tab/><text:tab/></text:span><text:span text:style-name="T42">return</text:span><text:span text:style-name="T30"> </text:span><text:span text:style-name="T14">PENA_INOCENCIA</text:span><text:span text:style-name="T30">;</text:span></text:p>
      <text:p text:style-name="P23"><text:span text:style-name="T20"><text:tab/><text:tab/><text:tab/>}</text:span></text:p>
      <text:p text:style-name="P23"><text:span text:style-name="T20"><text:tab/><text:tab/>}</text:span></text:p>
      <text:p text:style-name="P10"><text:span text:style-name="T20"><text:tab/>}</text:span></text:p>
      <text:p text:style-name="P10"><text:span text:style-name="T16"/></text:p>
      <text:p text:style-name="P10"><text:span text:style-name="T16"/></text:p>
      <text:p text:style-name="P10"/>
      <text:p text:style-name="P20"><text:span text:style-name="T20">===================================================</text:span></text:p>
      <text:p text:style-name="P10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0:43:12.913235066</meta:creation-date>
    <dc:date>2020-04-13T12:01:46.757689556</dc:date>
    <meta:editing-duration>PT36M4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4" meta:paragraph-count="173" meta:word-count="554" meta:character-count="6288" meta:non-whitespace-character-count="5592"/>
  </office:meta>
</office:document-meta>
</file>